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5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7</text:p>
          </table:table-cell>
          <table:table-cell table:number-columns-repeated="100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0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A524:XFD524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8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" table:default-cell-style-name="ce22"/>
        <table:table-column table:style-name="co27" table:default-cell-style-name="ce22"/>
        <table:table-column table:style-name="co42" table:default-cell-style-name="ce22"/>
        <table:table-column table:style-name="co43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.00.0000</text:date>, <text:time style:data-style-name="N2" text:time-value="21:19:14.6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0T21:29:30.180000000</dc:date>
    <meta:editing-duration>P7DT4H45M58S</meta:editing-duration>
    <meta:editing-cycles>2812</meta:editing-cycles>
    <meta:document-statistic meta:table-count="6" meta:cell-count="16013" meta:object-count="0"/>
  </office:meta>
</office:document-meta>
</file>